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5c8" officeooo:paragraph-rsid="000e35c8"/>
    </style:style>
    <style:style style:name="P2" style:family="paragraph" style:parent-style-name="Standard">
      <style:text-properties officeooo:paragraph-rsid="000e35c8"/>
    </style:style>
    <style:style style:name="P3" style:family="paragraph" style:parent-style-name="Standard">
      <style:text-properties officeooo:rsid="000e81be" officeooo:paragraph-rsid="000e81be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e81be" officeooo:paragraph-rsid="000e81be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07dad" officeooo:paragraph-rsid="00107dad" fo:background-color="#1e1e1e"/>
    </style:style>
    <style:style style:name="P7" style:family="paragraph" style:parent-style-name="Standard">
      <style:text-properties officeooo:rsid="000f0ffd" officeooo:paragraph-rsid="000f0ffd"/>
    </style:style>
    <style:style style:name="P8" style:family="paragraph" style:parent-style-name="Standard">
      <style:text-properties officeooo:rsid="00107dad" officeooo:paragraph-rsid="00107dad"/>
    </style:style>
    <style:style style:name="P9" style:family="paragraph" style:parent-style-name="Standard">
      <style:text-properties officeooo:rsid="000e35c8" officeooo:paragraph-rsid="000e35c8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13f3e5" fo:background-color="#1e1e1e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1dd31" officeooo:paragraph-rsid="0013f3e5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1dd31" officeooo:paragraph-rsid="0013f3e5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paragraph-rsid="0011dd31" fo:background-color="#1e1e1e"/>
    </style:style>
    <style:style style:name="P15" style:family="paragraph" style:parent-style-name="Standard">
      <style:text-properties fo:color="#d4d4d4" style:font-name="Droid Sans Mono" fo:font-size="10.5pt" fo:font-weight="normal" officeooo:rsid="00126d16" officeooo:paragraph-rsid="00126d16" fo:background-color="#1e1e1e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text-properties officeooo:rsid="0011dd31" officeooo:paragraph-rsid="0011dd31"/>
    </style:style>
    <style:style style:name="P18" style:family="paragraph" style:parent-style-name="Standard">
      <style:text-properties officeooo:rsid="00126d16" officeooo:paragraph-rsid="00126d16"/>
    </style:style>
    <style:style style:name="P19" style:family="paragraph" style:parent-style-name="Standard">
      <style:text-properties officeooo:rsid="001583ee" officeooo:paragraph-rsid="001583ee"/>
    </style:style>
    <style:style style:name="P20" style:family="paragraph" style:parent-style-name="Standard">
      <style:text-properties officeooo:rsid="001727e7" officeooo:paragraph-rsid="001727e7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586c0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officeooo:rsid="001583ee"/>
    </style:style>
    <style:style style:name="T8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/text:p>
      <text:p text:style-name="P1">1,8,8,9,10,1</text:p>
      <text:p text:style-name="P1"/>
      <text:p text:style-name="P1">2)</text:p>
      <text:p text:style-name="P1">Every line of code is defined inside the global scope unless its inside a function, as every function has its own local scope.</text:p>
      <text:p text:style-name="P2"/>
      <text:p text:style-name="P1">3)</text:p>
      <text:p text:style-name="P1"><text:s/>no, yes, no, yes,yes</text:p>
      <text:p text:style-name="P1"/>
      <text:p text:style-name="P3">4)</text:p>
      <text:p text:style-name="P3">81, 25</text:p>
      <text:p text:style-name="P3"/>
      <text:p text:style-name="P3">5)</text:p>
      <text:p text:style-name="P3">10</text:p>
      <text:p text:style-name="P3"/>
      <text:p text:style-name="P3">6)</text:p>
      <text:p text:style-name="P5"><text:span text:style-name="T1">var</text:span> <text:span text:style-name="T2">counter</text:span> = (<text:span text:style-name="T1">function</text:span> () {</text:p>
      <text:p text:style-name="P4"><text:span text:style-name="T1">var</text:span> <text:span text:style-name="T2">privateCounter</text:span> = <text:span text:style-name="T3">0</text:span>;</text:p>
      <text:p text:style-name="P4"><text:span text:style-name="T4">return</text:span> {</text:p>
      <text:p text:style-name="P4"><text:span text:style-name="T5">add</text:span><text:span text:style-name="T2">:</text:span> <text:span text:style-name="T1">function</text:span> () {</text:p>
      <text:p text:style-name="P4"><text:span text:style-name="T2">privateCounter</text:span>++;</text:p>
      <text:p text:style-name="P4">},</text:p>
      <text:p text:style-name="P4"><text:span text:style-name="T5">reset</text:span><text:span text:style-name="T2">:</text:span> <text:span text:style-name="T1">function</text:span> () {</text:p>
      <text:p text:style-name="P4"><text:span text:style-name="T2">privateCounter</text:span> = <text:span text:style-name="T3">0</text:span>;</text:p>
      <text:p text:style-name="P4">},</text:p>
      <text:p text:style-name="P4"><text:span text:style-name="T5">value</text:span><text:span text:style-name="T2">:</text:span> <text:span text:style-name="T1">function</text:span> () {</text:p>
      <text:p text:style-name="P4"><text:span text:style-name="T4">return</text:span> <text:span text:style-name="T2">privateCounter</text:span>;</text:p>
      <text:p text:style-name="P4">},</text:p>
      <text:p text:style-name="P4">};</text:p>
      <text:p text:style-name="P4">})();</text:p>
      <text:p text:style-name="P3"/>
      <text:p text:style-name="P7">7)</text:p>
      <text:p text:style-name="P7">privateCounter is the free variable.</text:p>
      <text:p text:style-name="P8">For a closure function, its the variable that’s not one of its parameters or local variables.</text:p>
      <text:p text:style-name="P8"/>
      <text:p text:style-name="P8">8)</text:p>
      <text:p text:style-name="P6"><text:span text:style-name="T1">var</text:span> <text:span text:style-name="T2">counter</text:span> = (<text:span text:style-name="T1">function</text:span> () {</text:p>
      <text:p text:style-name="P4"><text:span text:style-name="T1">var</text:span> <text:span text:style-name="T2">privateCounter</text:span> = <text:span text:style-name="T3">0</text:span>;</text:p>
      <text:p text:style-name="P4"><text:span text:style-name="T1">function</text:span> <text:span text:style-name="T5">make_addr</text:span>(<text:span text:style-name="T2">inc</text:span>) {</text:p>
      <text:p text:style-name="P4"><text:span text:style-name="T4">return</text:span> <text:span text:style-name="T1">function</text:span> () {</text:p>
      <text:p text:style-name="P4"><text:span text:style-name="T2">privateCounter</text:span> = <text:span text:style-name="T2">privateCounter</text:span> + <text:span text:style-name="T2">inc</text:span>;</text:p>
      <text:p text:style-name="P4">};</text:p>
      <text:p text:style-name="P4">}</text:p>
      <text:p text:style-name="P4"><text:span text:style-name="T4">return</text:span> {</text:p>
      <text:p text:style-name="P4"><text:span text:style-name="T5">add</text:span><text:span text:style-name="T2">:</text:span> <text:span text:style-name="T1">function</text:span> () {</text:p>
      <text:p text:style-name="P4"><text:span text:style-name="T2">privateCounter</text:span>++;</text:p>
      <text:p text:style-name="P4">},</text:p>
      <text:p text:style-name="P4"><text:soft-page-break/><text:span text:style-name="T5">reset</text:span><text:span text:style-name="T2">:</text:span> <text:span text:style-name="T1">function</text:span> () {</text:p>
      <text:p text:style-name="P4"><text:span text:style-name="T2">privateCounter</text:span> = <text:span text:style-name="T3">0</text:span>;</text:p>
      <text:p text:style-name="P4">},</text:p>
      <text:p text:style-name="P4"><text:span text:style-name="T5">add5</text:span><text:span text:style-name="T2">:</text:span> <text:span text:style-name="T5">make_addr</text:span>(<text:span text:style-name="T3">5</text:span>),</text:p>
      <text:p text:style-name="P4"><text:span text:style-name="T5">add7</text:span><text:span text:style-name="T2">:</text:span> <text:span text:style-name="T5">make_addr</text:span>(<text:span text:style-name="T3">7</text:span>),</text:p>
      <text:p text:style-name="P4"><text:span text:style-name="T5">value</text:span><text:span text:style-name="T2">:</text:span> <text:span text:style-name="T1">function</text:span> () {</text:p>
      <text:p text:style-name="P4"><text:span text:style-name="T4">return</text:span> <text:span text:style-name="T2">privateCounter</text:span>;</text:p>
      <text:p text:style-name="P4">},</text:p>
      <text:p text:style-name="P4">};</text:p>
      <text:p text:style-name="P4">})();</text:p>
      <text:p text:style-name="P8"/>
      <text:p text:style-name="P17">9)</text:p>
      <text:p text:style-name="P17">we can put all of these functions and variables in a module or an IIFE.</text:p>
      <text:p text:style-name="P17"/>
      <text:p text:style-name="P17">10)</text:p>
      <text:p text:style-name="P14"><text:span text:style-name="T1">var</text:span> <text:span text:style-name="T2">Employee</text:span> = (<text:span text:style-name="T1">function</text:span> () {</text:p>
      <text:p text:style-name="P4"><text:span text:style-name="T1">var</text:span> <text:span text:style-name="T2">name</text:span> = <text:span text:style-name="T6">""</text:span>;</text:p>
      <text:p text:style-name="P4"><text:span text:style-name="T1">var</text:span> <text:span text:style-name="T2">age</text:span> = <text:span text:style-name="T3">0</text:span>;</text:p>
      <text:p text:style-name="P4"><text:span text:style-name="T1">var</text:span> <text:span text:style-name="T2">salary</text:span> = <text:span text:style-name="T3">0</text:span>;</text:p>
      <text:p text:style-name="P4"><text:span text:style-name="T1">function</text:span> <text:span text:style-name="T5">getAge</text:span>() {</text:p>
      <text:p text:style-name="P4"><text:span text:style-name="T4">return</text:span> <text:span text:style-name="T2">age</text:span>;</text:p>
      <text:p text:style-name="P4">}</text:p>
      <text:p text:style-name="P4"><text:span text:style-name="T1">function</text:span> <text:span text:style-name="T5">getSalary</text:span>() {</text:p>
      <text:p text:style-name="P4"><text:span text:style-name="T4">return</text:span> <text:span text:style-name="T2">salary</text:span>;</text:p>
      <text:p text:style-name="P4">}</text:p>
      <text:p text:style-name="P4"><text:span text:style-name="T1">function</text:span> <text:span text:style-name="T5">getName</text:span>() {</text:p>
      <text:p text:style-name="P4"><text:span text:style-name="T4">return</text:span> <text:span text:style-name="T2">name</text:span>;</text:p>
      <text:p text:style-name="P4">}</text:p>
      <text:p text:style-name="P4"><text:span text:style-name="T1">function</text:span> <text:span text:style-name="T5">setAge</text:span>(<text:span text:style-name="T2">newAge</text:span>) {</text:p>
      <text:p text:style-name="P4"><text:span text:style-name="T2">age</text:span> = <text:span text:style-name="T2">newAge</text:span>;</text:p>
      <text:p text:style-name="P4">}</text:p>
      <text:p text:style-name="P4"><text:span text:style-name="T1">function</text:span> <text:span text:style-name="T5">setSalary</text:span>(<text:span text:style-name="T2">newSalary</text:span>) {</text:p>
      <text:p text:style-name="P4"><text:span text:style-name="T2">salary</text:span> = <text:span text:style-name="T2">newSalary</text:span>;</text:p>
      <text:p text:style-name="P4">}</text:p>
      <text:p text:style-name="P4"><text:span text:style-name="T1">function</text:span> <text:span text:style-name="T5">setName</text:span>(<text:span text:style-name="T2">newName</text:span>) {</text:p>
      <text:p text:style-name="P4"><text:span text:style-name="T2">name</text:span> = <text:span text:style-name="T2">newName</text:span>;</text:p>
      <text:p text:style-name="P4">}</text:p>
      <text:p text:style-name="P4"><text:span text:style-name="T1">function</text:span> <text:span text:style-name="T5">increaseSalary</text:span>(<text:span text:style-name="T2">percentage</text:span>) {</text:p>
      <text:p text:style-name="P4"><text:span text:style-name="T2">salary</text:span> = <text:span text:style-name="T5">getSalary</text:span> + <text:span text:style-name="T5">getSalary</text:span> * (<text:span text:style-name="T2">percentage</text:span> / <text:span text:style-name="T3">100</text:span>);</text:p>
      <text:p text:style-name="P4">}</text:p>
      <text:p text:style-name="P4"><text:span text:style-name="T1">function</text:span> <text:span text:style-name="T5">incrementAge</text:span>() {</text:p>
      <text:p text:style-name="P4"><text:span text:style-name="T2">age</text:span> = <text:span text:style-name="T5">getAge</text:span>++;</text:p>
      <text:p text:style-name="P4">}</text:p>
      <text:p text:style-name="P16"/>
      <text:p text:style-name="P4"><text:span text:style-name="T4">return</text:span> {</text:p>
      <text:p text:style-name="P4"><text:span text:style-name="T5">setAge</text:span>,</text:p>
      <text:p text:style-name="P4"><text:span text:style-name="T5">setSalary</text:span>,</text:p>
      <text:p text:style-name="P4"><text:soft-page-break/><text:span text:style-name="T5">setName</text:span>,</text:p>
      <text:p text:style-name="P4"><text:span text:style-name="T5">increaseSalary</text:span>,</text:p>
      <text:p text:style-name="P4"><text:span text:style-name="T5">incrementAge</text:span>,</text:p>
      <text:p text:style-name="P4">};</text:p>
      <text:p text:style-name="P4">})();</text:p>
      <text:p text:style-name="P14"/>
      <text:p text:style-name="P4"/>
      <text:p text:style-name="P17"/>
      <text:p text:style-name="P17">11)</text:p>
      <text:p text:style-name="P13"><text:span text:style-name="T1">var</text:span> <text:span text:style-name="T2">Employee</text:span> = (<text:span text:style-name="T1">function</text:span> () {</text:p>
      <text:p text:style-name="P11"><text:span text:style-name="T1">var</text:span> <text:span text:style-name="T2">name</text:span> = <text:span text:style-name="T6">""</text:span>;</text:p>
      <text:p text:style-name="P11"><text:span text:style-name="T1">var</text:span> <text:span text:style-name="T2">age</text:span> = <text:span text:style-name="T3">0</text:span>;</text:p>
      <text:p text:style-name="P11"><text:span text:style-name="T1">var</text:span> <text:span text:style-name="T2">salary</text:span> = <text:span text:style-name="T3">0</text:span>;</text:p>
      <text:p text:style-name="P11"><text:span text:style-name="T1">function</text:span> <text:span text:style-name="T5">getAge</text:span>() {</text:p>
      <text:p text:style-name="P11"><text:span text:style-name="T4">return</text:span> <text:span text:style-name="T2">age</text:span>;</text:p>
      <text:p text:style-name="P11">}</text:p>
      <text:p text:style-name="P11"><text:span text:style-name="T1">function</text:span> <text:span text:style-name="T5">getSalary</text:span>() {</text:p>
      <text:p text:style-name="P11"><text:span text:style-name="T4">return</text:span> <text:span text:style-name="T2">salary</text:span>;</text:p>
      <text:p text:style-name="P11">}</text:p>
      <text:p text:style-name="P11"><text:span text:style-name="T1">function</text:span> <text:span text:style-name="T5">getName</text:span>() {</text:p>
      <text:p text:style-name="P11"><text:span text:style-name="T4">return</text:span> <text:span text:style-name="T2">name</text:span>;</text:p>
      <text:p text:style-name="P11">}</text:p>
      <text:p text:style-name="P11"><text:span text:style-name="T4">return</text:span> {</text:p>
      <text:p text:style-name="P11"><text:span text:style-name="T5">setAge</text:span><text:span text:style-name="T2">:</text:span> <text:span text:style-name="T1">function</text:span> (<text:span text:style-name="T2">newAge</text:span>) {</text:p>
      <text:p text:style-name="P11"><text:span text:style-name="T2">age</text:span> = <text:span text:style-name="T2">newAge</text:span>;</text:p>
      <text:p text:style-name="P11">},</text:p>
      <text:p text:style-name="P11"><text:span text:style-name="T5">setSalary</text:span><text:span text:style-name="T2">:</text:span> <text:span text:style-name="T1">function</text:span> (<text:span text:style-name="T2">newSalary</text:span>) {</text:p>
      <text:p text:style-name="P11"><text:span text:style-name="T2">salary</text:span> = <text:span text:style-name="T2">newSalary</text:span>;</text:p>
      <text:p text:style-name="P11">},</text:p>
      <text:p text:style-name="P11"><text:span text:style-name="T5">setName</text:span><text:span text:style-name="T2">:</text:span> <text:span text:style-name="T1">function</text:span> (<text:span text:style-name="T2">newName</text:span>) {</text:p>
      <text:p text:style-name="P11"><text:span text:style-name="T2">name</text:span> = <text:span text:style-name="T2">newName</text:span>;</text:p>
      <text:p text:style-name="P11">},</text:p>
      <text:p text:style-name="P11"><text:span text:style-name="T5">increaseSalary</text:span><text:span text:style-name="T2">:</text:span> <text:span text:style-name="T1">function</text:span> (<text:span text:style-name="T2">percentage</text:span>) {</text:p>
      <text:p text:style-name="P11"><text:span text:style-name="T2">salary</text:span> = <text:span text:style-name="T5">getSalary</text:span> + <text:span text:style-name="T5">getSalary</text:span> * (<text:span text:style-name="T2">percentage</text:span> / <text:span text:style-name="T3">100</text:span>);</text:p>
      <text:p text:style-name="P11">},</text:p>
      <text:p text:style-name="P11"><text:span text:style-name="T5">incrementAge</text:span><text:span text:style-name="T2">:</text:span> <text:span text:style-name="T1">function</text:span> () {</text:p>
      <text:p text:style-name="P11"><text:span text:style-name="T2">age</text:span> = <text:span text:style-name="T5">getAge</text:span>++;</text:p>
      <text:p text:style-name="P11">},</text:p>
      <text:p text:style-name="P11">};</text:p>
      <text:p text:style-name="P12">})();</text:p>
      <text:p text:style-name="P18"/>
      <text:p text:style-name="P18"/>
      <text:p text:style-name="P18">12)</text:p>
      <text:p text:style-name="P15"><text:span text:style-name="T1">var</text:span> <text:span text:style-name="T2">Employee</text:span> = (<text:span text:style-name="T1">function</text:span> () {</text:p>
      <text:p text:style-name="P4"><text:span text:style-name="T1">var</text:span> <text:span text:style-name="T2">name</text:span> = <text:span text:style-name="T6">""</text:span>;</text:p>
      <text:p text:style-name="P4"><text:span text:style-name="T1">var</text:span> <text:span text:style-name="T2">age</text:span> = <text:span text:style-name="T3">0</text:span>;</text:p>
      <text:p text:style-name="P4"><text:span text:style-name="T1">var</text:span> <text:span text:style-name="T2">salary</text:span> = <text:span text:style-name="T3">0</text:span>;</text:p>
      <text:p text:style-name="P4"><text:span text:style-name="T1">let</text:span> <text:span text:style-name="T2">myObject</text:span> = {};</text:p>
      <text:p text:style-name="P4"><text:soft-page-break/><text:span text:style-name="T2">myObject</text:span>.<text:span text:style-name="T5">getAge</text:span> = <text:span text:style-name="T1">function</text:span> () {</text:p>
      <text:p text:style-name="P4"><text:span text:style-name="T4">return</text:span> <text:span text:style-name="T2">age</text:span>;</text:p>
      <text:p text:style-name="P4">};</text:p>
      <text:p text:style-name="P4"><text:span text:style-name="T2">myObject</text:span>.<text:span text:style-name="T5">getSalary</text:span> = <text:span text:style-name="T1">function</text:span> () {</text:p>
      <text:p text:style-name="P4"><text:span text:style-name="T4">return</text:span> <text:span text:style-name="T2">salary</text:span>;</text:p>
      <text:p text:style-name="P4">};</text:p>
      <text:p text:style-name="P4"><text:span text:style-name="T2">myObject</text:span>.<text:span text:style-name="T5">getName</text:span> = <text:span text:style-name="T1">function</text:span> () {</text:p>
      <text:p text:style-name="P4"><text:span text:style-name="T4">return</text:span> <text:span text:style-name="T2">name</text:span>;</text:p>
      <text:p text:style-name="P4">};</text:p>
      <text:p text:style-name="P4"><text:span text:style-name="T2">myObject</text:span>.<text:span text:style-name="T5">setAge</text:span> = <text:span text:style-name="T1">function</text:span> (<text:span text:style-name="T2">newAge</text:span>) {</text:p>
      <text:p text:style-name="P4"><text:span text:style-name="T2">age</text:span> = <text:span text:style-name="T2">newAge</text:span>;</text:p>
      <text:p text:style-name="P4">};</text:p>
      <text:p text:style-name="P4"><text:span text:style-name="T2">myObject</text:span>.<text:span text:style-name="T5">setSalary</text:span> = <text:span text:style-name="T1">function</text:span> (<text:span text:style-name="T2">newSalary</text:span>) {</text:p>
      <text:p text:style-name="P4"><text:span text:style-name="T2">salary</text:span> = <text:span text:style-name="T2">newSalary</text:span>;</text:p>
      <text:p text:style-name="P4">};</text:p>
      <text:p text:style-name="P4"><text:span text:style-name="T2">myObject</text:span>.<text:span text:style-name="T5">setName</text:span> = <text:span text:style-name="T1">function</text:span> (<text:span text:style-name="T2">newName</text:span>) {</text:p>
      <text:p text:style-name="P4"><text:span text:style-name="T2">name</text:span> = <text:span text:style-name="T2">newName</text:span>;</text:p>
      <text:p text:style-name="P4">};</text:p>
      <text:p text:style-name="P4"><text:span text:style-name="T2">myObject</text:span>.<text:span text:style-name="T5">increaseSalary</text:span> = <text:span text:style-name="T1">function</text:span> (<text:span text:style-name="T2">percentage</text:span>) {</text:p>
      <text:p text:style-name="P4"><text:span text:style-name="T2">salary</text:span> = <text:span text:style-name="T2">getSalary</text:span> + <text:span text:style-name="T2">getSalary</text:span> * (<text:span text:style-name="T2">percentage</text:span> / <text:span text:style-name="T3">100</text:span>);</text:p>
      <text:p text:style-name="P4">};</text:p>
      <text:p text:style-name="P4"><text:span text:style-name="T2">myObject</text:span>.<text:span text:style-name="T5">incrementAge</text:span> = <text:span text:style-name="T1">function</text:span> () {</text:p>
      <text:p text:style-name="P4"><text:span text:style-name="T2">age</text:span> = <text:span text:style-name="T2">getAge</text:span>++;</text:p>
      <text:p text:style-name="P4">};</text:p>
      <text:p text:style-name="P16"/>
      <text:p text:style-name="P4"><text:span text:style-name="T4">return</text:span> <text:span text:style-name="T2">myObject</text:span>;</text:p>
      <text:p text:style-name="P4">})();</text:p>
      <text:p text:style-name="P18"/>
      <text:p text:style-name="P19">13)</text:p>
      <text:p text:style-name="P19"/>
      <text:p text:style-name="P4"><text:span text:style-name="T2">Employee</text:span>.<text:span text:style-name="T2">extention</text:span> = {</text:p>
      <text:p text:style-name="P4"><text:span text:style-name="T2">address:</text:span> <text:span text:style-name="T6">""</text:span>,</text:p>
      <text:p text:style-name="P4"><text:span text:style-name="T8">setAddress</text:span><text:span text:style-name="T2">:</text:span> <text:span text:style-name="T1">function</text:span> (<text:span text:style-name="T2">newAddress</text:span>) {</text:p>
      <text:p text:style-name="P4"><text:span text:style-name="T1">this</text:span>.<text:span text:style-name="T2">address</text:span> = <text:span text:style-name="T2">newAddress</text:span>;</text:p>
      <text:p text:style-name="P4">},</text:p>
      <text:p text:style-name="P4"><text:span text:style-name="T5">getAddress</text:span><text:span text:style-name="T2">:</text:span> <text:span text:style-name="T1">function</text:span> () {</text:p>
      <text:p text:style-name="P4"><text:span text:style-name="T4">return</text:span> <text:span text:style-name="T1">this</text:span>.<text:span text:style-name="T2">address</text:span>;</text:p>
      <text:p text:style-name="P4">},</text:p>
      <text:p text:style-name="P4">};</text:p>
      <text:p text:style-name="P19"/>
      <text:p text:style-name="P19">14)</text:p>
      <text:p text:style-name="P19">“Error: Hattori”</text:p>
      <text:p text:style-name="P19"/>
      <text:p text:style-name="P19">15)</text:p>
      <text:p text:style-name="P17">“<text:span text:style-name="T7">Success: Hattori”</text:span></text:p>
      <text:p text:style-name="P17"/>
      <text:p text:style-name="P17"/>
      <text:p text:style-name="P17"/>
      <text:p text:style-name="P20"><text:soft-page-break/>16)</text:p>
      <text:p text:style-name="P20">“success”</text:p>
      <text:p text:style-name="P20">“error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20:31:17.269264646</meta:creation-date>
    <dc:date>2021-05-27T11:48:14.573403391</dc:date>
    <meta:editing-duration>PT10M1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170" meta:word-count="470" meta:character-count="2649" meta:non-whitespace-character-count="2347"/>
  </office:meta>
</office:document-meta>
</file>